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dee6ef" draw:textarea-horizontal-align="justify" draw:textarea-vertical-align="top" draw:auto-grow-height="false" fo:min-height="4.322cm" fo:min-width="9.914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2.163cm" fo:min-width="4.199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1.008cm" fo:min-width="0.938cm"/>
      <style:paragraph-properties style:writing-mode="lr-tb"/>
    </style:style>
    <style:style style:name="gr4" style:family="graphic" style:parent-style-name="objectwithoutfill">
      <style:graphic-properties draw:marker-end="Arrow" draw:marker-end-width="0.3cm" draw:fill="solid" draw:textarea-vertical-align="middle"/>
    </style:style>
    <style:style style:name="gr5" style:family="graphic" style:parent-style-name="standard">
      <style:graphic-properties draw:fill="solid" draw:fill-color="#dee6ef" draw:textarea-horizontal-align="justify" draw:textarea-vertical-align="top" draw:auto-grow-height="false" fo:min-height="9.529cm" fo:min-width="17.788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1.02cm" fo:min-width="3.564cm"/>
      <style:paragraph-properties style:writing-mode="lr-tb"/>
    </style:style>
    <style:style style:name="gr7" style:family="graphic" style:parent-style-name="standard">
      <style:graphic-properties draw:fill="solid" draw:fill-color="#dee6ef" draw:textarea-horizontal-align="justify" draw:textarea-vertical-align="top" draw:auto-grow-height="false" fo:min-height="2.925cm" fo:min-width="17.788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1.401cm" fo:min-width="4.58cm"/>
      <style:paragraph-properties style:writing-mode="lr-tb"/>
    </style:style>
    <style:style style:name="gr9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solid" draw:fill-color="#dee6ef"/>
      <style:paragraph-properties fo:text-align="center" style:writing-mode="lr-tb"/>
    </style:style>
    <style:style style:name="P3" style:family="paragraph">
      <loext:graphic-properties draw:fill="solid"/>
      <style:paragraph-properties fo:text-align="center"/>
    </style:style>
    <style:style style:name="P4" style:family="paragraph">
      <style:paragraph-properties fo:text-align="start" style:writing-mode="lr-tb"/>
    </style:style>
    <style:style style:name="P5" style:family="paragraph">
      <style:paragraph-properties fo:text-align="center" style:writing-mode="lr-tb"/>
      <style:text-properties fo:font-size="16pt" style:font-size-asian="16pt" style:font-size-complex="16pt"/>
    </style:style>
    <style:style style:name="P6" style:family="paragraph">
      <style:paragraph-properties fo:text-align="center"/>
    </style:style>
    <style:style style:name="T1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0.414cm" svg:height="4.572cm" svg:x="4.937cm" svg:y="4.302cm">
          <text:p text:style-name="P1">pmod1553</text:p>
          <text:p text:style-name="P1">Card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699cm" svg:height="2.413cm" svg:x="5.318cm" svg:y="6.08cm">
          <text:p text:style-name="P1">Transformer</text:p>
          <text:p text:style-name="P1">OptoCoupler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699cm" svg:height="2.413cm" svg:x="10.398cm" svg:y="6.08cm">
          <text:p text:style-name="P1">Transformer</text:p>
          <text:p text:style-name="P1">OptoCoupler</text:p>
          <text:p text:style-name="P1">Cleanup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032cm" svg:height="1.778cm" svg:x="6.588cm" svg:y="1.381cm">
          <text:p text:style-name="P1">1553</text:p>
          <text:p text:style-name="P1">A 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3" draw:layer="layout" svg:x1="12.811cm" svg:y1="3.032cm" svg:x2="12.811cm" svg:y2="6.08cm">
          <text:p/>
        </draw:line>
        <draw:line draw:style-name="gr4" draw:text-style-name="P3" draw:layer="layout" svg:x1="7.604cm" svg:y1="6.08cm" svg:x2="7.604cm" svg:y2="3.159cm">
          <text:p/>
        </draw:line>
        <draw:custom-shape draw:style-name="gr3" draw:text-style-name="P1" draw:layer="layout" svg:width="2.032cm" svg:height="1.778cm" svg:x="11.795cm" svg:y="1.381cm">
          <text:p text:style-name="P1">1553</text:p>
          <text:p text:style-name="P1">A 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18.288cm" svg:height="9.779cm" svg:x="1.254cm" svg:y="11.16cm">
          <text:p text:style-name="P1">FPGA</text:p>
          <text:p text:style-name="P4">SYS_CPU</text:p>
          <text:p text:style-name="P4">Clock Domain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7.604cm" svg:y1="12.176cm" svg:x2="7.604cm" svg:y2="8.493cm">
          <text:p/>
        </draw:line>
        <draw:line draw:style-name="gr4" draw:text-style-name="P3" draw:layer="layout" svg:x1="12.811cm" svg:y1="8.493cm" svg:x2="12.811cm" svg:y2="12.176cm">
          <text:p/>
        </draw:line>
        <draw:custom-shape draw:style-name="gr6" draw:text-style-name="P5" draw:layer="layout" svg:width="4.064cm" svg:height="1.27cm" svg:x="5.826cm" svg:y="12.176cm">
          <text:p text:style-name="P5"><text:span text:style-name="T1">1553 Encoder</text:span>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4.064cm" svg:height="1.27cm" svg:x="5.826cm" svg:y="14.589cm">
          <text:p text:style-name="P5"><text:span text:style-name="T1">String Decoder</text:span>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4.064cm" svg:height="1.27cm" svg:x="7.985cm" svg:y="19.161cm">
          <text:p text:style-name="P5"><text:span text:style-name="T1">UART</text:span>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4.064cm" svg:height="1.27cm" svg:x="10.271cm" svg:y="12.176cm">
          <text:p text:style-name="P5"><text:span text:style-name="T1">1553 Decoder</text:span>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4.064cm" svg:height="1.27cm" svg:x="10.398cm" svg:y="14.589cm">
          <text:p text:style-name="P5"><text:span text:style-name="T1">String Encoder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8.288cm" svg:height="3.175cm" svg:x="1.254cm" svg:y="25.257cm">
          <text:p text:style-name="P1">PC</text:p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5.08cm" svg:height="1.651cm" svg:x="7.731cm" svg:y="26.019cm">
          <text:p text:style-name="P5"><text:span text:style-name="T1">USB UART</text:span>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9.382cm" svg:y1="20.431cm" svg:x2="9.382cm" svg:y2="26.019cm">
          <text:p/>
        </draw:line>
        <draw:line draw:style-name="gr4" draw:text-style-name="P3" draw:layer="layout" svg:x1="12.811cm" svg:y1="13.446cm" svg:x2="12.811cm" svg:y2="14.589cm">
          <text:p/>
        </draw:line>
        <draw:line draw:style-name="gr4" draw:text-style-name="P3" draw:layer="layout" svg:x1="7.604cm" svg:y1="14.589cm" svg:x2="7.604cm" svg:y2="13.446cm">
          <text:p/>
        </draw:line>
        <draw:line draw:style-name="gr4" draw:text-style-name="P3" draw:layer="layout" svg:x1="9.128cm" svg:y1="19.161cm" svg:x2="9.128cm" svg:y2="18.272cm">
          <text:p/>
        </draw:line>
        <draw:line draw:style-name="gr4" draw:text-style-name="P3" draw:layer="layout" svg:x1="11.414cm" svg:y1="18.272cm" svg:x2="11.414cm" svg:y2="19.161cm">
          <text:p/>
        </draw:line>
        <draw:custom-shape draw:style-name="gr6" draw:text-style-name="P5" draw:layer="layout" svg:width="4.064cm" svg:height="1.27cm" svg:x="5.826cm" svg:y="17.002cm">
          <text:p text:style-name="P5"><text:span text:style-name="T1">Char To String</text:span>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4.064cm" svg:height="1.27cm" svg:x="10.398cm" svg:y="17.002cm">
          <text:p text:style-name="P5"><text:span text:style-name="T1">String To Char</text:span>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12.811cm" svg:y1="15.859cm" svg:x2="12.811cm" svg:y2="17.002cm">
          <text:p/>
        </draw:line>
        <draw:line draw:style-name="gr4" draw:text-style-name="P3" draw:layer="layout" svg:x1="7.604cm" svg:y1="17.002cm" svg:x2="7.604cm" svg:y2="15.859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13T12:24:36.004254703</meta:creation-date>
    <meta:generator>LibreOffice/6.4.7.2$Linux_X86_64 LibreOffice_project/40$Build-2</meta:generator>
    <dc:date>2021-08-13T13:37:20.602362060</dc:date>
    <meta:editing-duration>PT3M40S</meta:editing-duration>
    <meta:editing-cycles>2</meta:editing-cycles>
    <meta:document-statistic meta:object-count="26"/>
  </office:meta>
</office:document-meta>
</file>